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width="0cm" draw:marker-start-width="0.275cm" draw:marker-end-width="0.275cm" draw:fill="solid" draw:fill-color="#ffe681" draw:textarea-horizontal-align="justify" draw:textarea-vertical-align="top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Ultrafine_20_Dashed" svg:stroke-width="0cm" draw:marker-start-width="0.275cm" draw:marker-end-width="0.275cm" draw:fill="solid" draw:fill-color="#ffe681" draw:textarea-horizontal-align="justify" draw:textarea-vertical-align="top" draw:auto-grow-height="false" fo:padding-top="0.025cm" fo:padding-bottom="0.125cm" fo:padding-left="0.25cm" fo:padding-right="0.2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family="'Courier New'" style:font-family-generic="modern" style:font-pitch="fixed" fo:font-size="8pt" style:font-size-asian="8pt" style:font-size-complex="8pt"/>
    </style:style>
    <style:style style:name="T4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5" style:family="text">
      <style:text-properties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use-window-font-color="true"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8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800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2" style:family="text">
      <style:text-properties style:use-window-font-color="true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800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8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29cm" svg:height="1.519cm" svg:x="1.349cm" svg:y="3.886cm">
          <draw:glue-point draw:id="4" svg:x="2.351cm" svg:y="-5cm"/>
          <draw:glue-point draw:id="5" svg:x="-2.11cm" svg:y="-5cm"/>
          <text:p/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3.127cm" svg:y="4.26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47cm" svg:height="6.425cm" svg:x="4.143cm" svg:y="1.433cm">
          <draw:glue-point draw:id="4" svg:x="2.351cm" svg:y="-5cm"/>
          <draw:glue-point draw:id="5" svg:x="-2.11cm" svg:y="-5cm"/>
          <text:p text:style-name="P3"><text:span text:style-name="T1">Object Delta</text:span><text:span text:style-name="T1"><text:line-break/></text:span><text:span text:style-name="T2"> </text:span></text:p>
          <text:p text:style-name="P3"><text:span text:style-name="T3">change type = </text:span><text:span text:style-name="T4">ADD</text:span><text:span text:style-name="T5"><text:line-break/></text:span><text:span text:style-name="T5">object type = User</text:span><text:span text:style-name="T5"><text:line-break/></text:span><text:span text:style-name="T5">object to add:</text:span></text:p>
          <draw:enhanced-geometry svg:viewBox="0 0 21600 21600" draw:path-stretchpoint-x="10800" draw:path-stretchpoint-y="10800" draw:text-areas="?f3 ?f4 ?f5 ?f6" draw:type="round-rectangle" draw:modifiers="1578.288100208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508cm" svg:height="0.169cm" svg:x="10.398cm" svg:y="4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169cm" svg:x="10.398cm" svg:y="4.73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08cm" svg:height="4.086cm" svg:x="4.556cm" svg:y="3.54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3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016cm" svg:height="1.016cm" draw:transform="rotate (-0.785398163397448) translate (2.067cm 3.92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72.5663716814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4.086cm" svg:x="11.414cm" svg:y="2.602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3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5.08cm" svg:height="4.34cm" svg:x="1cm" svg:y="1.433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7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6.334cm" svg:y="3.2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88cm" svg:height="4.34cm" svg:x="7.35cm" svg:y="1.433cm">
          <draw:glue-point draw:id="4" svg:x="2.351cm" svg:y="-5cm"/>
          <draw:glue-point draw:id="5" svg:x="-2.11cm" svg:y="-5cm"/>
          <text:p text:style-name="P5"><text:span text:style-name="T1">Object Delta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change type = </text:span><text:span text:style-name="T4">MODIFY</text:span><text:span text:style-name="T5"><text:line-break/></text:span><text:span text:style-name="T5">object type = User</text:span><text:span text:style-name="T5"><text:line-break/></text:span><text:span text:style-name="T5">modifications: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142cm" svg:height="1.56cm" svg:x="7.582cm" svg:y="3.959cm">
          <draw:glue-point draw:id="4" svg:x="2.351cm" svg:y="-5cm"/>
          <draw:glue-point draw:id="5" svg:x="-2.11cm" svg:y="-5cm"/>
          <text:p text:style-name="P3"><text:span text:style-name="T8">Property Delta</text:span><text:span text:style-name="T8"><text:line-break/></text:span><text:span text:style-name="T9">path = employeeType</text:span></text:p>
          <text:p text:style-name="P3"><text:span text:style-name="T9">modification type = </text:span><text:span text:style-name="T10">add</text:span><text:span text:style-name="T9"><text:line-break/></text:span><text:span text:style-name="T9">value = </text:span><text:span text:style-name="T11">“pirate”</text:span><text:span text:style-name="T12"><text:line-break/></text:span><text:span text:style-name="T12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588cm" svg:height="4.34cm" svg:x="14.208cm" svg:y="1.433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7">employeeType = ”intern”</text:span><text:span text:style-name="T13"><text:line-break/></text:span><text:span text:style-name="T11">employeeType = ”pirate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508cm" svg:height="0.169cm" svg:x="13.351cm" svg:y="3.3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169cm" svg:x="13.351cm" svg:y="3.688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4" draw:text-style-name="P1" draw:layer="layout" svg:width="5.08cm" svg:height="4.34cm" svg:x="1cm" svg:y="1.433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14">employeeType = ”intern”</text:span><text:span text:style-name="T11"><text:line-break/></text:span><text:span text:style-name="T11">employeeType = ”pirate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6.334cm" svg:y="3.2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88cm" svg:height="4.34cm" svg:x="7.35cm" svg:y="1.433cm">
          <draw:glue-point draw:id="4" svg:x="2.351cm" svg:y="-5cm"/>
          <draw:glue-point draw:id="5" svg:x="-2.11cm" svg:y="-5cm"/>
          <text:p text:style-name="P5"><text:span text:style-name="T1">Object Delta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change type = </text:span><text:span text:style-name="T4">MODIFY</text:span><text:span text:style-name="T5"><text:line-break/></text:span><text:span text:style-name="T5">object type = User</text:span><text:span text:style-name="T5"><text:line-break/></text:span><text:span text:style-name="T5">modifications: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142cm" svg:height="1.56cm" svg:x="7.582cm" svg:y="3.959cm">
          <draw:glue-point draw:id="4" svg:x="2.351cm" svg:y="-5cm"/>
          <draw:glue-point draw:id="5" svg:x="-2.11cm" svg:y="-5cm"/>
          <text:p text:style-name="P3"><text:span text:style-name="T8">Property Delta</text:span><text:span text:style-name="T8"><text:line-break/></text:span><text:span text:style-name="T9">path = employeeType</text:span></text:p>
          <text:p text:style-name="P3"><text:span text:style-name="T9">modification type = </text:span><text:span text:style-name="T10">delete</text:span><text:span text:style-name="T9"><text:line-break/></text:span><text:span text:style-name="T9">value = </text:span><text:span text:style-name="T11">“pirate”</text:span><text:span text:style-name="T12"><text:line-break/></text:span><text:span text:style-name="T12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588cm" svg:height="4.34cm" svg:x="14.208cm" svg:y="1.433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7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508cm" svg:height="0.169cm" svg:x="13.351cm" svg:y="3.3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169cm" svg:x="13.351cm" svg:y="3.688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4" draw:text-style-name="P1" draw:layer="layout" svg:width="5.08cm" svg:height="4.34cm" svg:x="1cm" svg:y="1.433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7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3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6.334cm" svg:y="3.2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88cm" svg:height="4.34cm" svg:x="7.35cm" svg:y="1.433cm">
          <draw:glue-point draw:id="4" svg:x="2.351cm" svg:y="-5cm"/>
          <draw:glue-point draw:id="5" svg:x="-2.11cm" svg:y="-5cm"/>
          <text:p text:style-name="P5"><text:span text:style-name="T1">Object Delta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change type = </text:span><text:span text:style-name="T4">MODIFY</text:span><text:span text:style-name="T5"><text:line-break/></text:span><text:span text:style-name="T5">object type = User</text:span><text:span text:style-name="T5"><text:line-break/></text:span><text:span text:style-name="T5">modifications: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142cm" svg:height="1.56cm" svg:x="7.582cm" svg:y="3.959cm">
          <draw:glue-point draw:id="4" svg:x="2.351cm" svg:y="-5cm"/>
          <draw:glue-point draw:id="5" svg:x="-2.11cm" svg:y="-5cm"/>
          <text:p text:style-name="P3"><text:span text:style-name="T8">Property Delta</text:span><text:span text:style-name="T8"><text:line-break/></text:span><text:span text:style-name="T9">path = fullName</text:span></text:p>
          <text:p text:style-name="P3"><text:span text:style-name="T9">modification type = </text:span><text:span text:style-name="T10">replace</text:span><text:span text:style-name="T9"><text:line-break/></text:span><text:span text:style-name="T9">value = </text:span><text:span text:style-name="T11">“cpt. Jack Sparrow”</text:span><text:span text:style-name="T12"><text:line-break/></text:span><text:span text:style-name="T12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588cm" svg:height="4.34cm" svg:x="14.208cm" svg:y="1.433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13">fullName = ”cpt. 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3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508cm" svg:height="0.169cm" svg:x="13.351cm" svg:y="3.3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169cm" svg:x="13.351cm" svg:y="3.688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1" draw:text-style-name="P1" draw:layer="layout" svg:width="1.429cm" svg:height="1.519cm" svg:x="15.058cm" svg:y="2.538cm">
          <draw:glue-point draw:id="4" svg:x="2.351cm" svg:y="-5cm"/>
          <draw:glue-point draw:id="5" svg:x="-2.11cm" svg:y="-5cm"/>
          <text:p/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762cm" svg:x="6.683cm" svg:y="2.9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47cm" svg:height="2.361cm" svg:x="7.699cm" svg:y="2.117cm">
          <draw:glue-point draw:id="4" svg:x="2.351cm" svg:y="-5cm"/>
          <draw:glue-point draw:id="5" svg:x="-2.11cm" svg:y="-5cm"/>
          <text:p text:style-name="P3"><text:span text:style-name="T1">Object Delta</text:span><text:span text:style-name="T1"><text:line-break/></text:span><text:span text:style-name="T2"> </text:span></text:p>
          <text:p text:style-name="P3"><text:span text:style-name="T9">oid = 8c048b2e-...</text:span><text:span text:style-name="T3"><text:line-break/></text:span><text:span text:style-name="T3">change type = </text:span><text:span text:style-name="T4">DELETE</text:span><text:span text:style-name="T5"><text:line-break/></text:span><text:span text:style-name="T5">object type = User</text:span></text:p>
          <draw:enhanced-geometry svg:viewBox="0 0 21600 21600" draw:path-stretchpoint-x="10800" draw:path-stretchpoint-y="10800" draw:text-areas="?f3 ?f4 ?f5 ?f6" draw:type="round-rectangle" draw:modifiers="1578.288100208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508cm" svg:height="0.169cm" svg:x="13.954cm" svg:y="3.0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169cm" svg:x="13.954cm" svg:y="3.38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1.016cm" svg:height="1.016cm" draw:transform="rotate (-0.785398163397448) translate (15.776cm 2.57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72.5663716814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4.086cm" svg:x="1.254cm" svg:y="1.254cm">
          <draw:glue-point draw:id="4" svg:x="2.351cm" svg:y="-5cm"/>
          <draw:glue-point draw:id="5" svg:x="-2.11cm" svg:y="-5cm"/>
          <text:p text:style-name="P5"><text:span text:style-name="T1">User</text:span><text:span text:style-name="T1"><text:line-break/></text:span><text:span text:style-name="T2"> </text:span></text:p>
          <text:p text:style-name="P3"><text:span text:style-name="T5">oid = 8c048b2e-...</text:span></text:p>
          <text:p text:style-name="P3"><text:span text:style-name="T3">name = ”jack”</text:span><text:span text:style-name="T3"><text:line-break/></text:span><text:span text:style-name="T6">fullName = ”Jack Sparrow”</text:span><text:span text:style-name="T3"><text:line-break/></text:span><text:span text:style-name="T3">givenName = ”Jack”</text:span><text:span text:style-name="T3"><text:line-break/></text:span><text:span text:style-name="T3">familyName = ”Sparrow”</text:span></text:p>
          <text:p text:style-name="P3"><text:span text:style-name="T3">honorificPrefix = ”Cpt.”</text:span><text:span text:style-name="T3"><text:line-break/></text:span><text:span text:style-name="T3">employeeType = ”intern”</text:span></text:p>
          <text:p text:style-name="P3"><text:span text:style-name="T3">locality = ”Tortug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1-09-26T17:04:13</meta:creation-date>
    <dc:date>2013-01-29T17:39:18</dc:date>
    <dc:creator>Radovan Semancik</dc:creator>
    <meta:editing-duration>P1DT9H18M31S</meta:editing-duration>
    <meta:editing-cycles>79</meta:editing-cycles>
    <meta:generator>LibreOffice/3.6$Linux_X86_64 LibreOffice_project/360m1$Build-2</meta:generator>
    <meta:document-statistic meta:object-count="41"/>
  </office:meta>
</office:document-meta>
</file>